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4.8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66cm" fo:min-width="3.0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12cm" fo:min-width="4.86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2cm" svg:height="2.2cm" svg:x="2.9cm" svg:y="13.1cm">
          <text:p text:style-name="P1">Easy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2cm" svg:height="2.2cm" svg:x="14.1cm" svg:y="13cm">
          <text:p text:style-name="P1">har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2cm" svg:height="2.2cm" svg:x="8.6cm" svg:y="14.1cm">
          <text:p text:style-name="P1">mediu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5.1cm" svg:x="2.4cm" svg:y="5cm">
          <text:p text:style-name="P1">Image of</text:p>
          <text:p text:style-name="P1">level 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9cm" svg:height="5.1cm" svg:x="8.2cm" svg:y="4cm">
          <text:p text:style-name="P1">Image of</text:p>
          <text:p text:style-name="P1">level 2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9cm" svg:height="5.1cm" svg:x="14.1cm" svg:y="5.1cm">
          <text:p text:style-name="P1">Image of</text:p>
          <text:p text:style-name="P1">level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.7cm" svg:x="8cm" svg:y="10.1cm">
          <text:p text:style-name="P1">P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xml:id="id1" draw:id="id1" draw:layer="layout" svg:width="6.662cm" svg:height="0.962cm" svg:x="7.5cm" svg:y="1.5cm">
          <draw:text-box>
            <text:p>Toggle between maps</text:p>
          </draw:text-box>
        </draw:frame>
        <draw:connector draw:style-name="gr5" draw:text-style-name="P3" draw:layer="layout" draw:type="line" svg:x1="10.831cm" svg:y1="2.462cm" svg:x2="4.85cm" svg:y2="5cm" draw:start-shape="id1" draw:start-glue-point="2" draw:end-shape="id2" draw:end-glue-point="0" svg:d="M10831 2462l-5981 2538" svg:viewBox="0 0 5982 2539">
          <text:p/>
        </draw:connector>
        <draw:connector draw:style-name="gr5" draw:text-style-name="P3" draw:layer="layout" draw:type="line" svg:x1="10.831cm" svg:y1="2.462cm" svg:x2="10.65cm" svg:y2="4cm" draw:start-shape="id1" draw:start-glue-point="2" draw:end-shape="id3" svg:d="M10831 2462l-181 1538" svg:viewBox="0 0 182 1539">
          <text:p/>
        </draw:connector>
        <draw:connector draw:style-name="gr5" draw:text-style-name="P3" draw:layer="layout" draw:type="line" svg:x1="10.831cm" svg:y1="2.462cm" svg:x2="16.55cm" svg:y2="5.1cm" draw:start-shape="id1" draw:start-glue-point="2" draw:end-shape="id4" svg:d="M10831 2462l5719 2638" svg:viewBox="0 0 5720 2639">
          <text:p/>
        </draw:connector>
        <draw:frame draw:style-name="gr4" draw:text-style-name="P2" xml:id="id5" draw:id="id5" draw:layer="layout" svg:width="7.881cm" svg:height="0.962cm" svg:x="6.819cm" svg:y="17.638cm">
          <draw:text-box>
            <text:p>Toggle between difficulties</text:p>
          </draw:text-box>
        </draw:frame>
        <draw:connector draw:style-name="gr5" draw:text-style-name="P3" draw:layer="layout" draw:type="line" svg:x1="10.759cm" svg:y1="17.638cm" svg:x2="10.7cm" svg:y2="16.3cm" draw:start-shape="id5" draw:start-glue-point="0" draw:end-shape="id6" draw:end-glue-point="2" svg:d="M10759 17638l-59-1338" svg:viewBox="0 0 60 1339">
          <text:p/>
        </draw:connector>
        <draw:connector draw:style-name="gr5" draw:text-style-name="P3" draw:layer="layout" draw:type="line" svg:x1="10.759cm" svg:y1="17.638cm" svg:x2="5cm" svg:y2="15.3cm" draw:start-shape="id5" draw:start-glue-point="0" draw:end-shape="id7" draw:end-glue-point="2" svg:d="M10759 17638l-5759-2338" svg:viewBox="0 0 5760 2339">
          <text:p/>
        </draw:connector>
        <draw:connector draw:style-name="gr5" draw:text-style-name="P3" draw:layer="layout" draw:type="line" svg:x1="10.759cm" svg:y1="17.638cm" svg:x2="16.2cm" svg:y2="15.2cm" draw:start-shape="id5" draw:start-glue-point="0" draw:end-shape="id8" draw:end-glue-point="2" svg:d="M10759 17638l5441-2438" svg:viewBox="0 0 5442 2439">
          <text:p/>
        </draw:connector>
        <draw:custom-shape draw:style-name="gr6" draw:text-style-name="P1" draw:layer="layout" svg:width="5.4cm" svg:height="0.4cm" svg:x="1.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4cm" svg:height="0.4cm" svg:x="14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7:48:50.450000000</meta:creation-date>
    <dc:date>2019-02-18T17:56:04.899000000</dc:date>
    <meta:editing-duration>PT7M15S</meta:editing-duration>
    <meta:editing-cycles>1</meta:editing-cycles>
    <meta:document-statistic meta:object-count="17"/>
    <meta:generator>LibreOffice/5.4.2.2$Windows_X86_64 LibreOffice_project/22b09f6418e8c2d508a9eaf86b2399209b0990f4</meta:generator>
  </office:meta>
</office:document-meta>
</file>